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3.176cm" style:rel-column-width="7470*"/>
    </style:style>
    <style:style style:name="Tabela1.B" style:family="table-column">
      <style:table-column-properties style:column-width="3.836cm" style:rel-column-width="217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 style:list-style-name="L5"/>
    <style:style style:name="P2" style:family="paragraph" style:parent-style-name="Standard" style:list-style-name="L4"/>
    <style:style style:name="P3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">Politechnika Świętokrzyska w Kielcach</text:p>
            <text:p text:style-name="P3">Wydział Elektrotechniki, Automatyki i Informatyki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3">Projekt Technologie IoT – Analityka Big Data</text:p>
          </table:table-cell>
          <table:covered-table-cell/>
        </table:table-row>
        <table:table-row>
          <table:table-cell table:style-name="Tabela1.A3" office:value-type="string">
            <text:p text:style-name="P3">Temat:Analiza walk bokserskich: Przewidywanie wyników na podstawie danych o zawodnikach i ich osiągnięciach</text:p>
          </table:table-cell>
          <table:table-cell table:style-name="Tabela1.A2" office:value-type="string">
            <text:p text:style-name="P3">Autor: Filip Szemraj</text:p>
            <text:p text:style-name="P3">Grupa: 3ID15A</text:p>
          </table:table-cell>
        </table:table-row>
      </table:table>
      <text:p text:style-name="Standard"/>
      <text:h text:style-name="Heading_20_1" text:outline-level="1">Opis danych do analizy:</text:h>
      <text:p text:style-name="Text_20_body">Link do używanej bazy danych:</text:p>
      <text:p text:style-name="Text_20_body"><text:a xlink:type="simple" xlink:href="https://www.kaggle.com/datasets/mexwell/boxing-matches?resource=download" text:style-name="Internet_20_link" text:visited-style-name="Visited_20_Internet_20_Link">https://www.kaggle.com/datasets/mexwell/boxing-matches?resource=download</text:a></text:p>
      <text:list xml:id="list7612454597068386890" text:style-name="L4">
        <text:list-item>
          <text:p text:style-name="P2">age_A: Wiek zawodnika A.</text:p>
        </text:list-item>
        <text:list-item>
          <text:p text:style-name="P2">age_B: Wiek zawodnika B.</text:p>
        </text:list-item>
        <text:list-item>
          <text:p text:style-name="P2">height_A: Wzrost zawodnika A.</text:p>
        </text:list-item>
        <text:list-item>
          <text:p text:style-name="P2">height_B: Wzrost zawodnika B.</text:p>
        </text:list-item>
        <text:list-item>
          <text:p text:style-name="P2">reach_A: Zasięg ramion zawodnika A.</text:p>
        </text:list-item>
        <text:list-item>
          <text:p text:style-name="P2">reach_B: Zasięg ramion zawodnika B.</text:p>
        </text:list-item>
        <text:list-item>
          <text:p text:style-name="P2">stance_A: Postawa (stans) zawodnika A.</text:p>
        </text:list-item>
        <text:list-item>
          <text:p text:style-name="P2">stance_B: Postawa (stans) zawodnika B.</text:p>
        </text:list-item>
        <text:list-item>
          <text:p text:style-name="P2">weight_A: Waga zawodnika A.</text:p>
        </text:list-item>
        <text:list-item>
          <text:p text:style-name="P2">weight_B: Waga zawodnika B.</text:p>
        </text:list-item>
        <text:list-item>
          <text:p text:style-name="P2">won_A: Liczba wygranych walk przez zawodnika A.</text:p>
        </text:list-item>
        <text:list-item>
          <text:p text:style-name="P2">won_B: Liczba wygranych walk przez zawodnika B.</text:p>
        </text:list-item>
        <text:list-item>
          <text:p text:style-name="P2">lost_A: Liczba przegranych walk przez zawodnika A.</text:p>
        </text:list-item>
        <text:list-item>
          <text:p text:style-name="P2">lost_B: Liczba przegranych walk przez zawodnika B.</text:p>
        </text:list-item>
        <text:list-item>
          <text:p text:style-name="P2">drawn_A: Liczba remisów zawodnika A.</text:p>
        </text:list-item>
        <text:list-item>
          <text:p text:style-name="P2">drawn_B: Liczba remisów zawodnika B.</text:p>
        </text:list-item>
        <text:list-item>
          <text:p text:style-name="P2">kos_A: Liczba zwycięstw przez nokaut przez zawodnika A.</text:p>
        </text:list-item>
        <text:list-item>
          <text:p text:style-name="P2">kos_B: Liczba zwycięstw przez nokaut przez zawodnika B.</text:p>
        </text:list-item>
        <text:list-item>
          <text:p text:style-name="P2">result: Wynik walki (np. wygrana, przegrana, remis).</text:p>
        </text:list-item>
        <text:list-item>
          <text:p text:style-name="P2">decision: Decyzja sędziów w walce.</text:p>
        </text:list-item>
        <text:list-item>
          <text:p text:style-name="P2">judge1_A: Ocena sędziego 1 dla zawodnika A.</text:p>
        </text:list-item>
        <text:list-item>
          <text:p text:style-name="P2">judge1_B: Ocena sędziego 1 dla zawodnika B.</text:p>
        </text:list-item>
        <text:list-item>
          <text:p text:style-name="P2">judge2_A: Ocena sędziego 2 dla zawodnika A.</text:p>
        </text:list-item>
        <text:list-item>
          <text:p text:style-name="P2">judge2_B: Ocena sędziego 2 dla zawodnika B.</text:p>
        </text:list-item>
        <text:list-item>
          <text:p text:style-name="P2">judge3_A: Ocena sędziego 3 dla zawodnika A.</text:p>
        </text:list-item>
        <text:list-item>
          <text:p text:style-name="P2">judge3_B: Ocena sędziego 3 dla zawodnika B.</text:p>
        </text:list-item>
      </text:list>
      <text:h text:style-name="Heading_20_1" text:outline-level="1">Założenia projektu:</text:h>
      <text:p text:style-name="Text_20_body">Projekt ma na celu predykcję wyniku meczu na podstawie danych o rekordzie zawodników, postawie, wadze, wzroście, zasięgu i wieku. Dodatkowo chciałbym uzyskać wskazanie parametru, który jest kluczowy przy zwycięstwie, czy wykrycie anomalii pośród wyników w celu uzupełnienia predykcji o możliwość wystąpienia takowej. Opcjonalnie uzyskać statystyki opisowe dla bazy danych.</text:p>
      <text:h text:style-name="Heading_20_1" text:outline-level="1">Wybrane techniki analizy:</text:h>
      <text:list xml:id="list3732428304164243740" text:style-name="L5">
        <text:list-item>
          <text:p text:style-name="P1">Statystyki opisowe</text:p>
        </text:list-item>
        <text:list-item>
          <text:p text:style-name="P1"><text:soft-page-break/>Analiza korelacji</text:p>
        </text:list-item>
        <text:list-item>
          <text:p text:style-name="P1">Wykrywanie anomalii</text:p>
        </text:list-item>
        <text:list-item>
          <text:p text:style-name="P1">Drzewa decyzyjne</text:p>
        </text:list-item>
        <text:list-item>
          <text:p text:style-name="P1">Prosta regresja liniow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Szemraj</meta:initial-creator>
    <meta:creation-date>2024-03-28T18:27:27.52</meta:creation-date>
    <dc:date>2024-03-28T19:06:59</dc:date>
    <dc:creator>Filip Szemraj</dc:creator>
    <meta:editing-duration>PT9M</meta:editing-duration>
    <meta:editing-cycles>2</meta:editing-cycles>
    <meta:generator>OpenOffice/4.1.15$Win32 OpenOffice.org_project/4115m2$Build-9813</meta:generator>
    <meta:printed-by>Filip Szemraj</meta:printed-by>
    <meta:print-date>2024-03-28T19:05:46.20</meta:print-date>
    <meta:document-statistic meta:table-count="1" meta:image-count="0" meta:object-count="0" meta:page-count="2" meta:paragraph-count="43" meta:word-count="287" meta:character-count="1956"/>
  </office:meta>
</office:document-meta>
</file>